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4.128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7.6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weight="bold" style:font-weight-asian="bold" style:font-weight-complex="bold"/>
      <style:map style:condition="is-true-formula([.$B1]=&quot;Verified&quot;)" style:apply-style-name="Verified" style:base-cell-address="NES.A1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B1]=&quot;Verified&quot;)" style:apply-style-name="Verified" style:base-cell-address="NES.A1"/>
    </style:style>
    <style:style style:name="ce11" style:family="table-cell" style:parent-style-name="Default">
      <style:table-cell-properties style:text-align-source="fix" style:repeat-content="false" fo:border="0.06pt solid #cccccc" style:vertical-align="middle"/>
      <style:paragraph-properties fo:text-align="start" fo:margin-left="0.139in"/>
      <style:map style:condition="is-true-formula([.$B1]=&quot;Verified&quot;)" style:apply-style-name="Verified" style:base-cell-address="NES.A1"/>
    </style:style>
    <style:style style:name="ce12" style:family="table-cell" style:parent-style-name="Default">
      <style:table-cell-properties fo:background-color="#1c1c1c" style:text-align-source="fix" style:repeat-content="false" fo:border="0.06pt solid #cccccc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  <style:map style:condition="is-true-formula([.$B1]=&quot;Verified&quot;)" style:apply-style-name="Verified" style:base-cell-address="NES.A1"/>
    </style:style>
    <style:style style:name="ce13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in"/>
      <style:text-properties fo:font-size="8pt" style:font-size-asian="8pt" style:font-size-complex="8pt"/>
      <style:map style:condition="is-true-formula([.$B1]=&quot;Verified&quot;)" style:apply-style-name="Verified" style:base-cell-address="NES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1" table:number-columns-repeated="1018" table:default-cell-style-name="ce7"/>
        <table:table-row table:style-name="ro1">
          <table:table-cell table:style-name="ce8" office:value-type="string" calcext:value-type="string">
            <text:p>Publish ID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Game Title</text:p>
          </table:table-cell>
          <table:table-cell table:style-name="ce12" office:value-type="string" calcext:value-type="string">
            <text:p>Category</text:p>
          </table:table-cell>
          <table:table-cell table:style-name="ce8" office:value-type="string" calcext:value-type="string">
            <text:p>Notes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285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arkwing Duck</text:p>
          </table:table-cell>
          <table:table-cell office:value-type="string" calcext:value-type="string">
            <text:p>pacifist, no subweap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10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etris</text:p>
          </table:table-cell>
          <table:table-cell office:value-type="string" calcext:value-type="string">
            <text:p>Mode 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00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Mickey Mousecapade</text:p>
          </table:table-cell>
          <table:table-cell/>
          <table:table-cell office:value-type="string" calcext:value-type="string">
            <text:p>Desyncs, enemies clearly are non-determinis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33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Jackal</text:p>
          </table:table-cell>
          <table:table-cell office:value-type="string" calcext:value-type="string">
            <text:p>2 pl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79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Teenage Mutant Ninja Turtles III: The Manhattan Project</text:p>
          </table:table-cell>
          <table:table-cell/>
          <table:table-cell office:value-type="string" calcext:value-type="string">
            <text:p>Desyncs, unknown time and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8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Desyncs, fails at different points each attempt, seems to work better when one frame is deleted from start of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6M</text:p>
          </table:table-cell>
          <table:table-cell office:value-type="string" calcext:value-type="string">
            <text:p>Unable</text:p>
          </table:table-cell>
          <table:table-cell office:value-type="string" calcext:value-type="string">
            <text:p>Kirby’s Adventure</text:p>
          </table:table-cell>
          <table:table-cell office:value-type="string" calcext:value-type="string">
            <text:p>game end glitch</text:p>
          </table:table-cell>
          <table:table-cell office:value-type="string" calcext:value-type="string">
            <text:p>Desyncs, fails at different points each attem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89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The Legend of Zelda</text:p>
          </table:table-cell>
          <table:table-cell office:value-type="string" calcext:value-type="string">
            <text:p>Swordless Chall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79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attletoads</text:p>
          </table:table-cell>
          <table:table-cell/>
          <table:table-cell office:value-type="string" calcext:value-type="string">
            <text:p>Missing video! Also has multiple other categories ripe for verification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2863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Gauntlet</text:p>
          </table:table-cell>
          <table:table-cell office:value-type="string" calcext:value-type="string">
            <text:p>any%</text:p>
          </table:table-cell>
          <table:table-cell office:value-type="string" calcext:value-type="string">
            <text:p>It’s guantle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4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arble Madness</text:p>
          </table:table-cell>
          <table:table-cell/>
          <table:table-cell office:value-type="string" calcext:value-type="string">
            <text:p>Madness indeed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86M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Batman</text:p>
          </table:table-cell>
          <table:table-cell/>
          <table:table-cell office:value-type="string" calcext:value-type="string">
            <text:p>Last verified in 2008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17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4 CPU’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7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he Legend of Zelda: Triforce of the Gods</text:p>
          </table:table-cell>
          <table:table-cell/>
          <table:table-cell office:value-type="string" calcext:value-type="string">
            <text:p>Bootleg, unknown N8 compatibil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67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Zelda II: The Adventure of Link</text:p>
          </table:table-cell>
          <table:table-cell/>
          <table:table-cell office:value-type="string" calcext:value-type="string">
            <text:p>Previous verifications may be fals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34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Zelda II: The Adventure of Link</text:p>
          </table:table-cell>
          <table:table-cell/>
          <table:table-cell office:value-type="string" calcext:value-type="string">
            <text:p>Previous verifications may be fals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6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ike Tyson’s Punch-Out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258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Base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78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onkey Kong, DK Jr., DK 3, and DK Jr. Math</text:p>
          </table:table-cell>
          <table:table-cell/>
          <table:table-cell office:value-type="string" calcext:value-type="string">
            <text:p>Multi-game T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3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River City Ransom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lso has 2 other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Tecmo Super Bowl</text:p>
          </table:table-cell>
          <table:table-cell office:value-type="string" calcext:value-type="string">
            <text:p>playaround</text:p>
          </table:table-cell>
          <table:table-cell office:value-type="string" calcext:value-type="string">
            <text:p>Another playaround category; plus it’s football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9M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Mega Man 2</text:p>
          </table:table-cell>
          <table:table-cell office:value-type="string" calcext:value-type="string">
            <text:p>any%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NES.A1:NES.E1048576">
            <calcext:condition calcext:apply-style-name="Verified" calcext:value="formula-is([.$B1]=&quot;Verified&quot;)" calcext:base-cell-address="NES.A1"/>
          </calcext:conditional-format>
          <calcext:conditional-format calcext:target-range-address="NES.A1:NES.E1048576">
            <calcext:condition calcext:apply-style-name="Unable" calcext:value="formula-is([.$B1]=&quot;Unable&quot;)" calcext:base-cell-address="NES.A1"/>
          </calcext:conditional-format>
          <calcext:conditional-format calcext:target-range-address="NES.A1:NES.E1048576">
            <calcext:condition calcext:apply-style-name="Unknown" calcext:value="formula-is([.$B1]=&quot;Unknown&quot;)" calcext:base-cell-address="NES.A1"/>
          </calcext:conditional-format>
          <calcext:conditional-format calcext:target-range-address="NES.A1:NES.E1048576">
            <calcext:condition calcext:apply-style-name="Priority" calcext:value="formula-is([.$B1]=&quot;Priority&quot;)" calcext:base-cell-address="NES.A1"/>
          </calcext:conditional-format>
          <calcext:conditional-format calcext:target-range-address="NES.A1:NES.E1048576">
            <calcext:condition calcext:apply-style-name="Focus" calcext:value="formula-is([.$B1]=&quot;Focus&quot;)" calcext:base-cell-address="NES.A1"/>
          </calcext:conditional-format>
          <calcext:conditional-format calcext:target-range-address="NES.A1:NES.E1048576">
            <calcext:condition calcext:apply-style-name="Planned" calcext:value="formula-is([.$B1]=&quot;Planned&quot;)" calcext:base-cell-address="NE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" style:family="table-cell" style:parent-style-name="Default">
      <style:table-cell-properties fo:background-color="#8aff95" style:diagonal-bl-tr="none" style:diagonal-tl-br="none"/>
      <style:text-properties style:use-window-font-color="true"/>
    </style:style>
    <style:style style:name="Unable" style:family="table-cell" style:parent-style-name="Default">
      <style:table-cell-properties fo:background-color="#ffa851"/>
    </style:style>
    <style:style style:name="Unknown" style:family="table-cell" style:parent-style-name="Default">
      <style:table-cell-properties fo:background-color="#d4c5c5"/>
    </style:style>
    <style:style style:name="Priority" style:family="table-cell" style:parent-style-name="Default">
      <style:table-cell-properties fo:background-color="#ffff5a"/>
    </style:style>
    <style:style style:name="Focus" style:family="table-cell" style:parent-style-name="Default">
      <style:table-cell-properties fo:background-color="#b16dff"/>
    </style:style>
    <style:style style:name="Planned" style:family="table-cell" style:parent-style-name="Default">
      <style:table-cell-properties fo:background-color="#83b6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1:28:01.79574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27:51.544539945</meta:creation-date>
    <dc:date>2021-03-02T20:40:12.134058362</dc:date>
    <meta:editing-duration>P2DT5H33M5S</meta:editing-duration>
    <meta:editing-cycles>21</meta:editing-cycles>
    <meta:generator>LibreOffice/6.4.6.2$Linux_X86_64 LibreOffice_project/40$Build-2</meta:generator>
    <meta:document-statistic meta:table-count="1" meta:cell-count="99" meta:object-count="0"/>
  </office:meta>
</office:document-meta>
</file>